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20pt" officeooo:rsid="001c8ffe" officeooo:paragraph-rsid="001c8ffe" style:font-size-asian="20pt" style:font-size-complex="20pt"/>
    </style:style>
    <style:style style:name="P2" style:family="paragraph" style:parent-style-name="Heading_20_1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font-size="32pt" style:font-size-asian="32pt" style:font-size-complex="32pt"/>
    </style:style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20pt" officeooo:paragraph-rsid="001c8ffe" style:font-size-asian="20pt" style:font-size-complex="20pt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font-size="20pt" officeooo:paragraph-rsid="001c8ffe" style:font-size-asian="20pt" style:font-size-complex="20pt"/>
    </style:style>
    <style:style style:name="T1" style:family="text">
      <style:text-properties officeooo:rsid="001c8ff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Rules</text:h>
      <text:p text:style-name="P5"><text:span text:style-name="T1">Be…</text:span></text:p>
      <text:p text:style-name="P4"/>
      <text:p text:style-name="P4">Respectful:</text:p>
      <text:p text:style-name="P4"><text:tab/><text:span text:style-name="T1">to </text:span>yourself, those around you, school property</text:p>
      <text:p text:style-name="P4"/>
      <text:p text:style-name="P4">Responsible:</text:p>
      <text:p text:style-name="P4"><text:tab/><text:span text:style-name="T1">by </text:span>com<text:span text:style-name="T1">ing</text:span> on-time, <text:span text:style-name="T1">being </text:span>prepared and ready to learn</text:p>
      <text:p text:style-name="P4"/>
      <text:p text:style-name="P4">Safe:</text:p>
      <text:p text:style-name="P4"><text:tab/><text:span text:style-name="T1">by </text:span>ask<text:span text:style-name="T1">ing</text:span> permission before leaving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4T16:26:44.559875053</meta:creation-date>
    <dc:date>2016-08-14T16:29:12.516405007</dc:date>
    <meta:editing-duration>PT2M28S</meta:editing-duration>
    <meta:editing-cycles>1</meta:editing-cycles>
    <meta:document-statistic meta:table-count="0" meta:image-count="0" meta:object-count="0" meta:page-count="1" meta:paragraph-count="8" meta:word-count="26" meta:character-count="172" meta:non-whitespace-character-count="151"/>
    <meta:generator>LibreOffice/5.0.6.3$Linux_X86_64 LibreOffice_project/00m0$Build-3</meta:generator>
  </office:meta>
</office:document-meta>
</file>